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horizontal-align="left" draw:textarea-vertical-align="top" fo:min-height="14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text-properties fo:font-size="12pt"/>
    </style:style>
    <style:style style:name="P4" style:family="paragraph">
      <loext:graphic-properties draw:fill-color="#ffffff"/>
      <style:paragraph-properties fo:text-align="start"/>
      <style:text-properties fo:font-size="1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26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419cm" presentation:class="title" presentation:user-transformed="true">
          <draw:text-box>
            <text:p><text:span text:style-name="T1">How to make Ruyman’s “vison” pipeline run for Plato run:</text:span></text:p>
          </draw:text-box>
        </draw:frame>
        <draw:frame presentation:style-name="pr2" draw:text-style-name="P4" draw:layer="layout" svg:width="24.384cm" svg:height="14.364cm" svg:x="2.286cm" svg:y="2.757cm" presentation:class="subtitle" presentation:user-transformed="true">
          <draw:text-box>
            <text:p text:style-name="P2"><text:span text:style-name="T2">- Download vison and install it as explained in Ruyman’s github manual at </text:span><text:span text:style-name="T2"><text:a xlink:href="https://ruymanengithub.github.io/vison/index.html" xlink:type="simple">https://ruymanengithub.github.io/vison/index.html</text:a></text:span></text:p>
            <text:p text:style-name="P2"><text:span text:style-name="T2"><text:tab/></text:span><text:span text:style-name="T2">-&gt; in particular use a new conda environment as suggested in the manual</text:span></text:p>
            <text:p text:style-name="P2"><text:span text:style-name="T2"><text:tab/></text:span><text:span text:style-name="T2">-&gt; you can ignore all warnings/errors related to “eyegore” (or other software that is used for tracking measurements in </text:span><text:span text:style-name="T2"><text:tab/></text:span><text:span text:style-name="T2"><text:tab/></text:span><text:span text:style-name="T2">real time since we do only post-measurement analysis so far) <text:s/></text:span></text:p>
            <text:p text:style-name="P2"><text:span text:style-name="T2"/></text:p>
            <text:p text:style-name="P2"><text:span text:style-name="T2">- Download my “Vison_Plato” github repository at </text:span><text:span text:style-name="T2"><text:a xlink:href="https://github.com/nils-janitzek/Vison_Plato" xlink:type="simple">https://github.com/nils-janitzek/Vison_Plato</text:a></text:span><text:span text:style-name="T2"><text:s/>and substitute the respective original (Euclid) files in your installed vison version: </text:span></text:p>
            <text:p text:style-name="P2"><text:span text:style-name="T2"><text:tab/></text:span><text:span text:style-name="T2">-&gt; by following strictly the path structure of the repository (can be downloaded as a whole compressed folder with correct </text:span><text:span text:style-name="T2"><text:tab/></text:span><text:span text:style-name="T2"><text:tab/></text:span><text:span text:style-name="T2">relative paths)</text:span></text:p>
            <text:p text:style-name="P2"><text:span text:style-name="T2"><text:tab/></text:span><text:span text:style-name="T2">-&gt; some script files need to be substituted in the “main vision”* path of the installation -&gt; only in the ”dark” folder</text:span></text:p>
            <text:p text:style-name="P2"><text:span text:style-name="T3"><text:tab/></text:span><text:span text:style-name="T3">-&gt; some script files need to be </text:span><text:span text:style-name="T2">substituted in the “env. vision”* path of the installation, therefore the two folders </text:span><text:span text:style-name="T2"><text:tab/></text:span><text:span text:style-name="T2"><text:tab/></text:span><text:span text:style-name="T2"><text:tab/></text:span><text:span text:style-name="T2">“Vison_mainpath” and “Vison_envpath” exist in the github </text:span></text:p>
            <text:p text:style-name="P2"><text:span text:style-name="T2"/></text:p>
            <text:p text:style-name="P2"><text:span text:style-name="T2"><text:tab/></text:span><text:span text:style-name="T2">-&gt; in this prelim. version the Fits, LOG, and HK data is also stored in the “dark” folder (only FITS are from Plato, HK and </text:span><text:span text:style-name="T2"><text:tab/></text:span><text:span text:style-name="T2"><text:tab/></text:span><text:span text:style-name="T2">LOG is still from EUCLID)</text:span></text:p>
            <text:p text:style-name="P2"><text:span text:style-name="T2"/></text:p>
            <text:p text:style-name="P2"><text:span text:style-name="T2">- In your conda environment run the script BIAS0X_Plato drom the “dark” folder/directory</text:span></text:p>
            <text:p text:style-name="P2"><text:span text:style-name="T2"><text:tab/></text:span><text:span text:style-name="T2">-&gt; in the dark/RESULTS/PLATO/figs folder the plots for the BIAS test are shown</text:span></text:p>
            <text:p text:style-name="P2"><text:span text:style-name="T2"><text:tab/></text:span><text:span text:style-name="T2">-&gt; in dark/Results/PLATO also a dummy reports is created which can be manipulated (text/figures via the “support/report” </text:span><text:span text:style-name="T2"><text:tab/></text:span><text:span text:style-name="T2"><text:tab/></text:span><text:span text:style-name="T2">script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s text:c="3"/></text:span></text:p>
            <text:p text:style-name="P3"><text:span text:style-name="T2">*In my installation on ubuntu the “main vision” path was set by default as: “/VISON/vison/vison/”</text:span></text:p>
            <text:p text:style-name="P3"><text:span text:style-name="T2">and the “env. Vison” path was set by default as: “anaconda3/envs/vison/lib/python3.6/site-packages/vison/” where the first “vison is the name of my conda environmen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4T13:49:58.835624159</meta:creation-date>
    <dc:date>2022-12-02T10:35:52.495161223</dc:date>
    <meta:editing-duration>PT2H12M50S</meta:editing-duration>
    <meta:editing-cycles>11</meta:editing-cycles>
    <meta:generator>LibreOffice/6.0.7.3$Linux_X86_64 LibreOffice_project/00m0$Build-3</meta:generator>
    <meta:document-statistic meta:object-count="25"/>
  </office:meta>
</office:document-meta>
</file>